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4" style:family="paragraph" style:parent-style-name="Text_20_body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1" fo:font-size="10pt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00" style:font-name="Courier New" style:font-name-asian="Courier New" style:font-size-asian="10pt" style:font-name-complex="Courier New" style:font-size-complex="10pt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3f7f5f"/>
    </style:style>
    <style:style style:name="T7" style:family="text">
      <style:text-properties fo:color="#0000c0"/>
    </style:style>
    <style:style style:name="T8" style:family="text">
      <style:text-properties fo:color="#2a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The quick brown fox jumps over the lazy dog.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frain chu-jon</meta:initial-creator>
    <meta:creation-date>2011-01-24T15:03:44.16</meta:creation-date>
    <meta:document-statistic meta:table-count="0" meta:image-count="0" meta:object-count="0" meta:page-count="1" meta:paragraph-count="1" meta:word-count="9" meta:character-count="44"/>
    <dc:date>2011-01-24T15:04:27.71</dc:date>
    <dc:creator>efrain chu-jon</dc:creator>
    <meta:editing-duration>PT00H00M43S</meta:editing-duration>
    <meta:editing-cycles>1</meta:editing-cycles>
    <meta:generator>OpenOffice.org/3.2$Win32 OpenOffice.org_project/320m18$Build-9502</meta:generator>
  </office:meta>
</office:document-meta>
</file>